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7549in" style:rel-column-width="26974*"/>
    </style:style>
    <style:style style:name="Table1.B" style:family="table-column">
      <style:table-column-properties style:column-width="0.9375in" style:rel-column-width="9179*"/>
    </style:style>
    <style:style style:name="Table1.C" style:family="table-column">
      <style:table-column-properties style:column-width="0.8681in" style:rel-column-width="8499*"/>
    </style:style>
    <style:style style:name="Table1.D" style:family="table-column">
      <style:table-column-properties style:column-width="2.1326in" style:rel-column-width="20883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71in" style:rel-column-width="13483*"/>
    </style:style>
    <style:style style:name="Table2.B" style:family="table-column">
      <style:table-column-properties style:column-width="1.3778in" style:rel-column-width="13490*"/>
    </style:style>
    <style:style style:name="Table2.C" style:family="table-column">
      <style:table-column-properties style:column-width="3.9382in" style:rel-column-width="385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none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116fd3" officeooo:paragraph-rsid="00116fd3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116fd3" officeooo:paragraph-rsid="00116fd3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weight="normal" officeooo:rsid="0014ca1f" officeooo:paragraph-rsid="0014ca1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14ca1f" officeooo:paragraph-rsid="0014ca1f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weight="bold" officeooo:rsid="00188e74" officeooo:paragraph-rsid="00188e7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weight="bold" officeooo:rsid="0021e6da" officeooo:paragraph-rsid="0021e6da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rsid="001f35b4" officeooo:paragraph-rsid="001f35b4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188358" officeooo:paragraph-rsid="00188358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officeooo:rsid="00188358" officeooo:paragraph-rsid="0018835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officeooo:rsid="0024a635" officeooo:paragraph-rsid="0024a635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officeooo:rsid="00188e74" officeooo:paragraph-rsid="00188e7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278f6f" officeooo:paragraph-rsid="00278f6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2983d4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weight="normal" officeooo:rsid="00221546" officeooo:paragraph-rsid="00221546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weight="normal" officeooo:rsid="0021e6da" officeooo:paragraph-rsid="0021e6da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weight="normal" officeooo:rsid="00221546" officeooo:paragraph-rsid="00221546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officeooo:rsid="001f35b4" officeooo:paragraph-rsid="001f35b4"/>
    </style:style>
    <style:style style:name="T1" style:family="text">
      <style:text-properties officeooo:rsid="0020acd6"/>
    </style:style>
    <style:style style:name="T2" style:family="text">
      <style:text-properties officeooo:rsid="002983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İLİMSEL ARAŞTIRMA PROJELERİ</text:p>
      <text:p text:style-name="P2">MUAYENE VE KABUL KOMİSYONU TUTANAĞI</text:p>
      <text:p text:style-name="P3">İ.F./NO: <text:text-input text:description="">{{ i_f_no }}</text:text-input><text:text-input text:description="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8">MUAYENESİ YAPILAN TAŞINIRI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/>
            <text:p text:style-name="P9">NEREDEN GELDİĞİ</text:p>
          </table:table-cell>
          <table:table-cell table:style-name="Table1.A2" table:number-columns-spanned="2" office:value-type="string">
            <text:p text:style-name="P9"/>
            <text:p text:style-name="P9">DAYANDIĞI BELGENİN</text:p>
          </table:table-cell>
          <table:covered-table-cell/>
          <table:table-cell table:style-name="Table1.D2" office:value-type="string">
            <text:p text:style-name="P9">MUAYENE VE KABUL KOMİSYONU TUTANAĞININ TARİHİ</text:p>
          </table:table-cell>
        </table:table-row>
        <table:table-row>
          <table:table-cell table:style-name="Table1.A2" table:number-rows-spanned="2" office:value-type="string">
            <text:p text:style-name="P10"><text:text-input text:description="">{{ nereden_geldigi }}</text:text-input></text:p>
          </table:table-cell>
          <table:table-cell table:style-name="Table1.A2" office:value-type="string">
            <text:p text:style-name="P11">TARİHİ</text:p>
          </table:table-cell>
          <table:table-cell table:style-name="Table1.A2" office:value-type="string">
            <text:p text:style-name="P11">SAYISI</text:p>
          </table:table-cell>
          <table:table-cell table:style-name="Table1.D2" table:number-rows-spanned="2" office:value-type="string">
            <text:p text:style-name="P12"><text:text-input text:description=""/><text:text-input text:description="">{{ muayene_kabul_komisyonu_tutanagi_tarihi }}</text:text-input></text:p>
          </table:table-cell>
        </table:table-row>
        <table:table-row>
          <table:covered-table-cell/>
          <table:table-cell table:style-name="Table1.A2" office:value-type="string">
            <text:p text:style-name="P13"><text:text-input text:description="">{{ dayandigi_belge_tarihi }}</text:text-input></text:p>
          </table:table-cell>
          <table:table-cell table:style-name="Table1.A2" office:value-type="string">
            <text:p text:style-name="P13"><text:text-input text:description="">{{ dayandigi_belge_sayisi }}</text:text-input></text:p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İKTARI</text:p>
          </table:table-cell>
          <table:table-cell table:style-name="Table2.A1" office:value-type="string">
            <text:p text:style-name="P5">BİRİMİ</text:p>
          </table:table-cell>
          <table:table-cell table:style-name="Table2.C1" office:value-type="string">
            <text:p text:style-name="P5">TAŞINIRIN ADI VE ÖZELLİKLERİ</text:p>
          </table:table-cell>
        </table:table-row>
        <table:table-row>
          <table:table-cell table:style-name="Table2.A2" table:number-columns-spanned="3" office:value-type="string">
            <text:p text:style-name="P15"><text:span text:style-name="T2"><text:text-input text:description="">{% for tasinir in tasinirlar %}</text:text-input></text:span><text:span text:style-name="T2"> </text:span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4"><text:text-input text:description="">{{ tasinir.miktari }}</text:text-input></text:p>
          </table:table-cell>
          <table:table-cell table:style-name="Table2.A3" office:value-type="string">
            <text:p text:style-name="P14"><text:text-input text:description="">{{ tasinir.birimi }}</text:text-input></text:p>
          </table:table-cell>
          <table:table-cell table:style-name="Table2.A2" office:value-type="string">
            <text:p text:style-name="P14"><text:text-input text:description="">{{ tasinir.adi_ve_ozellikleri }}</text:text-input></text:p>
          </table:table-cell>
        </table:table-row>
        <table:table-row>
          <table:table-cell table:style-name="Table2.A2" table:number-columns-spanned="3" office:value-type="string">
            <text:p text:style-name="P14"><text:text-input text:description="">{% endfor %}</text:text-input></text:p>
          </table:table-cell>
          <table:covered-table-cell/>
          <table:covered-table-cell/>
        </table:table-row>
      </table:table>
      <text:p text:style-name="P4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7">Yukarıda adı ve miktarı yazılı, <text:text-input text:description="">{{ tasinir_sayisi }}</text:text-input> kalem taşınır, komisyonumuzca kontrol edilerek dayanak belgesine uygun olduğunu belirle<text:span text:style-name="T1">n</text:span>miştir.</text:p>
            <text:p text:style-name="P7"/>
            <text:p text:style-name="P7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">BAŞKAN</text:p>
            <text:p text:style-name="P17"><text:text-input text:description="">{{ baskan.adi }}</text:text-input></text:p>
            <text:p text:style-name="P16"><text:text-input text:description="">{{ baskan.unvan }}</text:text-input></text:p>
            <text:p text:style-name="P16"/>
            <text:p text:style-name="P16"/>
            <text:p text:style-name="P16"/>
          </table:table-cell>
          <table:table-cell table:style-name="Table3.B2" office:value-type="string">
            <text:p text:style-name="P6">ÜYE</text:p>
            <text:p text:style-name="P16"><text:text-input text:description="">{{ uye1.adi }}</text:text-input></text:p>
            <text:p text:style-name="P16"><text:text-input text:description="">{{ uye1.unvan }}</text:text-input></text:p>
          </table:table-cell>
          <table:table-cell table:style-name="Table3.C2" office:value-type="string">
            <text:p text:style-name="P6">ÜYE</text:p>
            <text:p text:style-name="P16"><text:text-input text:description="">{{ uye2.adi }}</text:text-input></text:p>
            <text:p text:style-name="P16"><text:text-input text:description="">{{ uye2.unvan }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4:59:28.753344262</meta:creation-date>
    <dc:date>2017-08-10T15:44:28.087980308</dc:date>
    <meta:editing-duration>PT43M36S</meta:editing-duration>
    <meta:editing-cycles>33</meta:editing-cycles>
    <meta:generator>LibreOffice/5.1.6.2$Linux_X86_64 LibreOffice_project/10m0$Build-2</meta:generator>
    <meta:document-statistic meta:table-count="3" meta:image-count="0" meta:object-count="0" meta:page-count="1" meta:paragraph-count="31" meta:word-count="140" meta:character-count="773" meta:non-whitespace-character-count="701"/>
  </office:meta>
</office:document-meta>
</file>